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Exception.DatabaseException( String message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Exception.Databa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Exception.DatabaseExceptio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